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be90f" officeooo:paragraph-rsid="001be90f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Ejercicio 1: Calculadora Básica</text:span><text:line-break/>Descripción: Crea un programa que solicite al usuario dos números y una operación (suma, resta, multiplicación, división). El programa debe realizar la operación seleccionada y mostrar el resultado.<text:line-break/><text:line-break/><text:span text:style-name="T1">Ejercicio 2: Número Par o Impar</text:span><text:line-break/>Descripción: Escribe un programa que pida al usuario un número entero y determine si es par o impar.<text:line-break/><text:line-break/><text:span text:style-name="T1">Ejercicio 3: Calculadora de Promedio</text:span><text:line-break/>Descripción: Crea un programa que solicite al usuario las calificaciones de 5 materias y calcule el promedio. El programa debe indicar si el estudiante ha aprobado (promedio &gt;= 5) o no.<text:line-break/><text:line-break/><text:span text:style-name="T1">Ejercicio 4: Conversor de Temperatura</text:span><text:line-break/>Descripción: Desarrolla un programa que convierta una temperatura dada en grados Celsius a Fahrenheit y viceversa. El usuario debe elegir la conversión que desea realizar.<text:line-break/><text:line-break/><text:span text:style-name="T1">Ejercicio 5: Tabla de Multiplicar</text:span><text:line-break/>Descripción: Crea un programa que solicite al usuario un número y muestre su tabla de multiplicar del 1 al 10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2T16:08:37.110000000</meta:creation-date>
    <dc:date>2024-09-22T16:45:24.278000000</dc:date>
    <meta:editing-duration>PT50S</meta:editing-duration>
    <meta:editing-cycles>1</meta:editing-cycles>
    <meta:generator>LibreOffice/24.2.0.3$Windows_X86_64 LibreOffice_project/da48488a73ddd66ea24cf16bbc4f7b9c08e9bea1</meta:generator>
    <meta:document-statistic meta:table-count="0" meta:image-count="0" meta:object-count="0" meta:page-count="1" meta:paragraph-count="1" meta:word-count="147" meta:character-count="945" meta:non-whitespace-character-count="795"/>
  </office:meta>
</office:document-meta>
</file>